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arial" svg:font-family="arial, sans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351cm" table:align="right" style:writing-mode="lr-tb"/>
    </style:style>
    <style:style style:name="Table2.A" style:family="table-column">
      <style:table-column-properties style:column-width="2.593cm"/>
    </style:style>
    <style:style style:name="Table2.C" style:family="table-column">
      <style:table-column-properties style:column-width="11.165cm"/>
    </style:style>
    <style:style style:name="Table2.1" style:family="table-row">
      <style:table-row-properties style:min-row-height="0.741cm"/>
    </style:style>
    <style:style style:name="Table2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7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language="en" fo:country="US" style:font-size-asian="12pt" style:font-size-complex="12pt"/>
    </style:style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variant="normal" fo:text-transform="none" style:use-window-font-color="true" style:font-name="Arial-BoldMT" fo:font-size="8.5pt" fo:letter-spacing="normal" fo:font-style="normal" fo:font-weight="bold" style:font-name-asian="Arial-BoldMT" style:font-size-asian="18pt" style:font-weight-asian="bold" style:font-name-complex="Arial-BoldMT" style:font-size-complex="18pt" style:font-weight-complex="bold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6102875747776" text:id="ct10610287574777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102875725312" text:id="ct10610287572531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47968" text:id="ct10610287574796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26656" text:id="ct10610287572665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46624" text:id="ct106102875746624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102875725120" text:id="ct10610287572512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6102875747776"/><text:change-start text:change-id="ct106102875725312"/>Adopt<text:change-end text:change-id="ct106102875725312"/>ed<text:change-start text:change-id="ct106102875747968"/> as a <text:change-end text:change-id="ct106102875747968"/>NMRA <text:change-start text:change-id="ct106102875726656"/>Standard<text:change-end text:change-id="ct106102875726656"/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6102875746624"/><text:change-start text:change-id="ct106102875725120"/>Version History<text:change-end text:change-id="ct10610287572512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arial" svg:font-family="arial, sans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cm" fo:margin-right="0cm" fo:margin-top="0cm" fo:margin-bottom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3cm" fo:margin-left="-0.199cm" fo:margin-right="-0.194cm" table:align="margins" style:writing-mode="lr-tb"/>
    </style:style>
    <style:style style:name="Table1.A" style:family="table-column">
      <style:table-column-properties style:column-width="6.258cm" style:rel-column-width="24263*"/>
    </style:style>
    <style:style style:name="Table1.B" style:family="table-column">
      <style:table-column-properties style:column-width="1.501cm" style:rel-column-width="5819*"/>
    </style:style>
    <style:style style:name="Table1.C" style:family="table-column">
      <style:table-column-properties style:column-width="5.583cm" style:rel-column-width="21644*"/>
    </style:style>
    <style:style style:name="Table1.D" style:family="table-column">
      <style:table-column-properties style:column-width="3.561cm" style:rel-column-width="1380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="0cm" fo:border="none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3:20:43.99" text:date-adjust="PT1440H00M00S"/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Unique Identifiers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0.3-S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MRA Standard S-9.7.1</dc:title>
    <meta:initial-creator>Alex Shepherd</meta:initial-creator>
    <meta:creation-date>2009-01-22T07:11:27</meta:creation-date>
    <meta:editing-cycles>94</meta:editing-cycles>
    <meta:editing-duration>PT18H51M50S</meta:editing-duration>
    <meta:generator>OpenOffice/4.1.0$Unix OpenOffice.org_project/410m18$Build-9764</meta:generator>
    <dc:date>2015-02-17T23:20:43</dc:date>
    <dc:creator>Alex Shepherd</dc:creator>
    <meta:printed-by>Bob Jacobsen</meta:printed-by>
    <meta:print-date>2010-09-15T08:46:04</meta:print-date>
    <meta:document-statistic meta:table-count="2" meta:image-count="0" meta:object-count="0" meta:page-count="1" meta:paragraph-count="16" meta:word-count="77" meta:character-count="497"/>
  </office:meta>
</office:document-meta>
</file>